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a45c"/>
    </style:style>
    <style:style style:name="P2" style:family="paragraph" style:parent-style-name="Text_20_body">
      <style:text-properties officeooo:rsid="0010a45c" officeooo:paragraph-rsid="0010a45c"/>
    </style:style>
    <style:style style:name="P3" style:family="paragraph" style:parent-style-name="Text_20_body">
      <style:text-properties officeooo:paragraph-rsid="0010a45c"/>
    </style:style>
    <style:style style:name="P4" style:family="paragraph" style:parent-style-name="Text_20_body">
      <style:text-properties officeooo:rsid="0011aaae" officeooo:paragraph-rsid="0011aaae"/>
    </style:style>
    <style:style style:name="P5" style:family="paragraph" style:parent-style-name="Text_20_body" style:list-style-name="L2">
      <style:text-properties officeooo:rsid="0011aaae" officeooo:paragraph-rsid="0011aaae"/>
    </style:style>
    <style:style style:name="P6" style:family="paragraph" style:parent-style-name="Text_20_body">
      <style:text-properties officeooo:rsid="0011aaae" officeooo:paragraph-rsid="001357dd"/>
    </style:style>
    <style:style style:name="P7" style:family="paragraph" style:parent-style-name="Text_20_body">
      <style:text-properties officeooo:paragraph-rsid="0011aaae"/>
    </style:style>
    <style:style style:name="P8" style:family="paragraph" style:parent-style-name="Text_20_body">
      <style:text-properties officeooo:rsid="001357dd" officeooo:paragraph-rsid="001357dd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10a45c" officeooo:paragraph-rsid="0010a45c"/>
    </style:style>
    <style:style style:name="P11" style:family="paragraph" style:parent-style-name="Heading_20_1">
      <style:text-properties officeooo:rsid="0011aaae" officeooo:paragraph-rsid="0011aaae"/>
    </style:style>
    <style:style style:name="P12" style:family="paragraph" style:parent-style-name="Heading_20_1">
      <style:text-properties officeooo:rsid="001357dd" officeooo:paragraph-rsid="001357dd"/>
    </style:style>
    <style:style style:name="P13" style:family="paragraph" style:parent-style-name="Heading_20_3">
      <style:text-properties officeooo:rsid="0011aaae" officeooo:paragraph-rsid="0011aaae"/>
    </style:style>
    <style:style style:name="P14" style:family="paragraph" style:parent-style-name="Heading_20_2">
      <style:text-properties officeooo:rsid="0010a45c" officeooo:paragraph-rsid="0010a45c"/>
    </style:style>
    <style:style style:name="P15" style:family="paragraph" style:parent-style-name="Heading_20_2">
      <style:text-properties officeooo:rsid="0011aaae" officeooo:paragraph-rsid="0011aaae"/>
    </style:style>
    <style:style style:name="P16" style:family="paragraph" style:parent-style-name="Heading_20_2">
      <style:text-properties officeooo:rsid="001357dd" officeooo:paragraph-rsid="001357d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1aa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7"><text:a xlink:type="simple" xlink:href="#__RefHeading___Toc105_1844522903" text:style-name="Index_20_Link" text:visited-style-name="Index_20_Link">1 - Introduzione<text:tab/>1</text:a></text:p>
          <text:p text:style-name="P17"><text:a xlink:type="simple" xlink:href="#__RefHeading___Toc107_1844522903" text:style-name="Index_20_Link" text:visited-style-name="Index_20_Link">2 – Tecnologie usate<text:tab/>1</text:a></text:p>
          <text:p text:style-name="P17"><text:a xlink:type="simple" xlink:href="#__RefHeading___Toc109_1844522903" text:style-name="Index_20_Link" text:visited-style-name="Index_20_Link">3 – Analisi del problema<text:tab/>1</text:a></text:p>
          <text:p text:style-name="P9"><text:a xlink:type="simple" xlink:href="#__RefHeading___Toc111_1844522903" text:style-name="Index_20_Link" text:visited-style-name="Index_20_Link">3.1 – network flows<text:tab/>1</text:a></text:p>
          <text:p text:style-name="P9"><text:a xlink:type="simple" xlink:href="#__RefHeading___Toc113_1844522903" text:style-name="Index_20_Link" text:visited-style-name="Index_20_Link">3.2 – argus<text:tab/>1</text:a></text:p>
          <text:p text:style-name="P9"><text:a xlink:type="simple" xlink:href="#__RefHeading___Toc115_1844522903" text:style-name="Index_20_Link" text:visited-style-name="Index_20_Link">3.3 - nProbe<text:tab/>2</text:a></text:p>
          <text:p text:style-name="P9"><text:a xlink:type="simple" xlink:href="#__RefHeading___Toc117_1844522903" text:style-name="Index_20_Link" text:visited-style-name="Index_20_Link">3.4 - Stratosphere IPS<text:tab/>2</text:a></text:p>
          <text:p text:style-name="P9"><text:a xlink:type="simple" xlink:href="#__RefHeading___Toc120_1844522903" text:style-name="Index_20_Link" text:visited-style-name="Index_20_Link">3.5 – problematiche dovute all’utilizzo di due formati diversi<text:tab/>2</text:a></text:p>
          <text:p text:style-name="P9"><text:a xlink:type="simple" xlink:href="#__RefHeading___Toc122_1844522903" text:style-name="Index_20_Link" text:visited-style-name="Index_20_Link">3.6 – presentazione del problema<text:tab/>2</text:a></text:p>
          <text:p text:style-name="P17"><text:a xlink:type="simple" xlink:href="#__RefHeading___Toc124_1844522903" text:style-name="Index_20_Link" text:visited-style-name="Index_20_Link">4 – Soluzione proposta<text:tab/>2</text:a></text:p>
          <text:p text:style-name="P9"><text:a xlink:type="simple" xlink:href="#__RefHeading___Toc126_1844522903" text:style-name="Index_20_Link" text:visited-style-name="Index_20_Link">4.1 – installazione software<text:tab/>2</text:a></text:p>
          <text:p text:style-name="P9"><text:a xlink:type="simple" xlink:href="#__RefHeading___Toc128_1844522903" text:style-name="Index_20_Link" text:visited-style-name="Index_20_Link">4.2 – conversione<text:tab/>2</text:a></text:p>
          <text:p text:style-name="P9"><text:a xlink:type="simple" xlink:href="#__RefHeading___Toc130_1844522903" text:style-name="Index_20_Link" text:visited-style-name="Index_20_Link">4.3 – automatizzazione conversione<text:tab/>2</text:a></text:p>
          <text:p text:style-name="P9"><text:a xlink:type="simple" xlink:href="#__RefHeading___Toc132_1844522903" text:style-name="Index_20_Link" text:visited-style-name="Index_20_Link">4.4 – rendere efficiente la conversione<text:tab/>2</text:a></text:p>
          <text:p text:style-name="P18"><text:a xlink:type="simple" xlink:href="#__RefHeading___Toc134_1844522903" text:style-name="Index_20_Link" text:visited-style-name="Index_20_Link">4.4.1 – possibili soluzioni<text:tab/>2</text:a></text:p>
          <text:p text:style-name="P18"><text:a xlink:type="simple" xlink:href="#__RefHeading___Toc136_1844522903" text:style-name="Index_20_Link" text:visited-style-name="Index_20_Link">4.4.2 – scelta effettuata<text:tab/>3</text:a></text:p>
          <text:p text:style-name="P17"><text:a xlink:type="simple" xlink:href="#__RefHeading___Toc138_1844522903" text:style-name="Index_20_Link" text:visited-style-name="Index_20_Link">5 – Esperimenti<text:tab/>3</text:a></text:p>
          <text:p text:style-name="P9"><text:a xlink:type="simple" xlink:href="#__RefHeading___Toc140_1844522903" text:style-name="Index_20_Link" text:visited-style-name="Index_20_Link">5.1 – dataset utilizzato<text:tab/>3</text:a></text:p>
          <text:p text:style-name="P9"><text:a xlink:type="simple" xlink:href="#__RefHeading___Toc142_1844522903" text:style-name="Index_20_Link" text:visited-style-name="Index_20_Link">5.2 – benchmark single core<text:tab/>3</text:a></text:p>
          <text:p text:style-name="P9"><text:a xlink:type="simple" xlink:href="#__RefHeading___Toc144_1844522903" text:style-name="Index_20_Link" text:visited-style-name="Index_20_Link">5.3 – benchmark multi core<text:tab/>3</text:a></text:p>
          <text:p text:style-name="P9"><text:a xlink:type="simple" xlink:href="#__RefHeading___Toc146_1844522903" text:style-name="Index_20_Link" text:visited-style-name="Index_20_Link">5.4 – prestazioni<text:tab/>3</text:a></text:p>
          <text:p text:style-name="P17"><text:a xlink:type="simple" xlink:href="#__RefHeading___Toc148_1844522903" text:style-name="Index_20_Link" text:visited-style-name="Index_20_Link">6 – Conclusioni<text:tab/>3</text:a></text:p>
        </text:index-body>
      </text:table-of-content>
      <text:p text:style-name="Standard"/>
      <text:p text:style-name="Standard"/>
      <text:p text:style-name="Standard"/>
      <text:h text:style-name="P10" text:outline-level="1"><text:bookmark-start text:name="__RefHeading___Toc105_1844522903"/>1 - Introduzione<text:bookmark-end text:name="__RefHeading___Toc105_1844522903"/></text:h>
      <text:p text:style-name="P2">Qui lascio quello che ho mandato, dove espondo tutti gli argomenti brevemente, il mio ruolo nella tesi e una descrizione per ogni capitolo.</text:p>
      <text:h text:style-name="P10" text:outline-level="1"><text:bookmark-start text:name="__RefHeading___Toc107_1844522903"/>2 – Tecnologie usate<text:bookmark-end text:name="__RefHeading___Toc107_1844522903"/></text:h>
      <text:p text:style-name="P2">Qui vado nel dettaglio sugli argomenti dell’introduzione,</text:p>
      <text:h text:style-name="P10" text:outline-level="1"><text:bookmark-start text:name="__RefHeading___Toc109_1844522903"/>3 – Analisi del problema<text:bookmark-end text:name="__RefHeading___Toc109_1844522903"/></text:h>
      <text:h text:style-name="P14" text:outline-level="2"><text:bookmark-start text:name="__RefHeading___Toc111_1844522903"/>3.1 – network flows<text:bookmark-end text:name="__RefHeading___Toc111_1844522903"/></text:h>
      <text:p text:style-name="P3">descrivo cosa sono i file di flow usati dai programmi che verranno usati dopo (argus e nprobe) e perchè si usano.</text:p>
      <text:h text:style-name="P14" text:outline-level="2"><text:bookmark-start text:name="__RefHeading___Toc113_1844522903"/>3.2 – argus<text:bookmark-end text:name="__RefHeading___Toc113_1844522903"/></text:h>
      <text:p text:style-name="P1">descrivo cos'è argus</text:p>
      <text:p text:style-name="P3"/>
      <text:h text:style-name="P14" text:outline-level="2"><text:bookmark-start text:name="__RefHeading___Toc115_1844522903"/><text:soft-page-break/>3.3 - nProbe<text:bookmark-end text:name="__RefHeading___Toc115_1844522903"/></text:h>
      <text:p text:style-name="P2">Come sopra</text:p>
      <text:h text:style-name="P14" text:outline-level="2"><text:bookmark-start text:name="__RefHeading___Toc117_1844522903"/>3.4 - Stratosphere IPS<text:bookmark-end text:name="__RefHeading___Toc117_1844522903"/></text:h>
      <text:p text:style-name="P3">tutto quello che c'è da dire su stratosphere. Metto anche una parte in cui descrivo i modelli comportamentali che utilizza e ci metto la tabella che è presente sul sito che spiega come leggere un modello</text:p>
      <text:h text:style-name="P14" text:outline-level="2"><text:bookmark-start text:name="__RefHeading___Toc120_1844522903"/>3.5 – problematiche dovute all’utilizzo di due formati diversi<text:bookmark-end text:name="__RefHeading___Toc120_1844522903"/></text:h>
      <text:p text:style-name="P2">Metto in evidenza le differenza tra i due formati</text:p>
      <text:h text:style-name="P15" text:outline-level="2"><text:bookmark-start text:name="__RefHeading___Toc122_1844522903"/>3.6 – presentazione del problema<text:bookmark-end text:name="__RefHeading___Toc122_1844522903"/></text:h>
      <text:p text:style-name="P4">Scrivo che i file sono in formato gzip, che c’è una struttura gerarchica fissa.</text:p>
      <text:h text:style-name="P10" text:outline-level="1"><text:bookmark-start text:name="__RefHeading___Toc124_1844522903"/>4 – Soluzione proposta<text:bookmark-end text:name="__RefHeading___Toc124_1844522903"/></text:h>
      <text:h text:style-name="P14" text:outline-level="2"><text:bookmark-start text:name="__RefHeading___Toc126_1844522903"/>4.1 – installazione software<text:bookmark-end text:name="__RefHeading___Toc126_1844522903"/></text:h>
      <text:p text:style-name="P2">Descrivo che il tutto è stato fatto su VM, poi metto <text:span text:style-name="T1">i passi che ho seguito per installare Stratosphere e argus. Dopodichè metto delle immagini che illustrano l’utilizzo di stf che prendo dal sito.</text:span></text:p>
      <text:h text:style-name="P15" text:outline-level="2"><text:bookmark-start text:name="__RefHeading___Toc128_1844522903"/>4.2 – conversione <text:bookmark-end text:name="__RefHeading___Toc128_1844522903"/></text:h>
      <text:p text:style-name="P4">Qui metto come ho scelto di convertire i campi tra i due formati </text:p>
      <text:h text:style-name="P15" text:outline-level="2"><text:bookmark-start text:name="__RefHeading___Toc130_1844522903"/>4.3 – automatizzazione conversione<text:bookmark-end text:name="__RefHeading___Toc130_1844522903"/></text:h>
      <text:p text:style-name="P4">La conversione viene fatta in modalità batch scrivendo un programma in python3. Metto lo pseudocodice del programma e commento le scelte che ho fatto</text:p>
      <text:h text:style-name="P15" text:outline-level="2"><text:bookmark-start text:name="__RefHeading___Toc132_1844522903"/>4.4 – rendere efficiente la conversione<text:bookmark-end text:name="__RefHeading___Toc132_1844522903"/></text:h>
      <text:p text:style-name="P4">Introduco il concetto di parallelismo applicato alla conversione</text:p>
      <text:h text:style-name="P13" text:outline-level="3"><text:bookmark-start text:name="__RefHeading___Toc134_1844522903"/>4.4.1 – possibili soluzioni<text:bookmark-end text:name="__RefHeading___Toc134_1844522903"/></text:h>
      <text:p text:style-name="P4">Metto i vari modi in cui è possibili parallelizzare l’esecuzione del programma.</text:p>
      <text:list xml:id="list5835770536384940836" text:style-name="L2">
        <text:list-item>
          <text:p text:style-name="P5">Scrittura su file 1:1</text:p>
        </text:list-item>
        <text:list-item>
          <text:p text:style-name="P5">lavorare su chunk di file</text:p>
        </text:list-item>
        <text:list-item>
          <text:p text:style-name="P5">meccanismi di lock</text:p>
        </text:list-item>
      </text:list>
      <text:h text:style-name="P13" text:outline-level="3"><text:bookmark-start text:name="__RefHeading___Toc136_1844522903"/><text:soft-page-break/>4.4.2 – scelta effettuata<text:bookmark-end text:name="__RefHeading___Toc136_1844522903"/></text:h>
      <text:p text:style-name="P4">Descrivo la scelta che ho effettuato e il perché con pseudocodice.</text:p>
      <text:h text:style-name="P11" text:outline-level="1"><text:bookmark-start text:name="__RefHeading___Toc138_1844522903"/>5 – Esperimenti<text:bookmark-end text:name="__RefHeading___Toc138_1844522903"/></text:h>
      <text:h text:style-name="P15" text:outline-level="2"><text:bookmark-start text:name="__RefHeading___Toc140_1844522903"/>5.1 – dataset utilizzato<text:bookmark-end text:name="__RefHeading___Toc140_1844522903"/></text:h>
      <text:p text:style-name="P4">Descrivo le condizioni in cui si sono svolti gli esperimenti: il dataset utilizzato, l’hardware del pc</text:p>
      <text:h text:style-name="P15" text:outline-level="2"><text:bookmark-start text:name="__RefHeading___Toc142_1844522903"/>5.2 – benchmark single core<text:bookmark-end text:name="__RefHeading___Toc142_1844522903"/></text:h>
      <text:p text:style-name="P7"/>
      <text:h text:style-name="P15" text:outline-level="2"><text:bookmark-start text:name="__RefHeading___Toc144_1844522903"/>5.3 – benchmark multi core<text:bookmark-end text:name="__RefHeading___Toc144_1844522903"/></text:h>
      <text:h text:style-name="P16" text:outline-level="2"><text:bookmark-start text:name="__RefHeading___Toc146_1844522903"/>5.4 – prestazioni<text:bookmark-end text:name="__RefHeading___Toc146_1844522903"/></text:h>
      <text:p text:style-name="P8">Introduco lo speedup lineare, il concetto di efficienza e applico le formule ai risultati ottenuti nei benchmark per far vedere quanto è efficiente il programma.</text:p>
      <text:h text:style-name="P12" text:outline-level="1"><text:bookmark-start text:name="__RefHeading___Toc148_1844522903"/>6 – Conclusioni<text:bookmark-end text:name="__RefHeading___Toc148_1844522903"/></text:h>
      <text:p text:style-name="P6">recap della tesi, ribadendo quale è l'obiettivo, cosa si è fatto, e che risultati sono stati ottenuti (il tutto in maniera discorsiva).</text:p>
      <text:p text:style-name="P6"/>
      <text:p text:style-name="P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8:01:44.074256320</meta:creation-date>
    <dc:date>2018-07-19T18:27:35.918104686</dc:date>
    <meta:editing-duration>PT2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465" meta:character-count="2883" meta:non-whitespace-character-count="2446"/>
  </office:meta>
</office:document-meta>
</file>